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3ef" officeooo:paragraph-rsid="000873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/text:p>
      <text:p text:style-name="P1">I am Rupesh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5:10:59.853494542</meta:creation-date>
    <dc:date>2022-07-14T15:11:29.641542676</dc:date>
    <meta:editing-duration>PT3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18" meta:non-whitespace-character-count="14"/>
  </office:meta>
</office:document-meta>
</file>